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8445" officeooo:paragraph-rsid="0012844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Heading_20_1" text:outline-level="1">1. Código para o daemon</text:h>
      <text:p text:style-name="P1"/>
      <text:p text:style-name="Standard">use rppal::gpio::Gpio;</text:p>
      <text:p text:style-name="Standard">use std::fs;</text:p>
      <text:p text:style-name="Standard">use std::thread;</text:p>
      <text:p text:style-name="Standard">use std::time::Duration;</text:p>
      <text:p text:style-name="Standard">use syslog::{Facility, Formatter3164};</text:p>
      <text:p text:style-name="Standard">use std::process;</text:p>
      <text:p text:style-name="Standard">use nix::unistd::{fork, ForkResult};</text:p>
      <text:p text:style-name="Standard"/>
      <text:p text:style-name="Standard">// Constantes de configuração</text:p>
      <text:p text:style-name="Standard">const GPIO_FAN_PIN: u8 = 17; // Pino GPIO para controlar o fan</text:p>
      <text:p text:style-name="Standard">const TEMP_MIN: f32 = 40.0; <text:s/>// Temperatura mínima para desligar o fan</text:p>
      <text:p text:style-name="Standard">const TEMP_MAX: f32 = 50.0; <text:s/>// Temperatura máxima para ligar o fan</text:p>
      <text:p text:style-name="Standard">const POLL_INTERVAL: u64 = 10; // Intervalo de verificação da temperatura em segundos</text:p>
      <text:p text:style-name="Standard"/>
      <text:p text:style-name="Standard">fn get_cpu_temperature() -&gt; f32 {</text:p>
      <text:p text:style-name="Standard"><text:s text:c="4"/>// Lê a temperatura da CPU do arquivo do sistema</text:p>
      <text:p text:style-name="Standard"><text:s text:c="4"/>let temp_str = fs::read_to_string("/sys/class/thermal/thermal_zone0/temp")</text:p>
      <text:p text:style-name="Standard"><text:s text:c="8"/>.expect("Falha ao ler a temperatura da CPU");</text:p>
      <text:p text:style-name="Standard"><text:s text:c="4"/>let temp_millicelsius: f32 = temp_str.trim().parse().expect("Temperatura inválida");</text:p>
      <text:p text:style-name="Standard"><text:s text:c="4"/>temp_millicelsius / 1000.0</text:p>
      <text:p text:style-name="Standard">}</text:p>
      <text:p text:style-name="Standard"/>
      <text:p text:style-name="Standard">fn log_to_syslog(message: &amp;str) {</text:p>
      <text:p text:style-name="Standard"><text:s text:c="4"/>// Configura o logger para syslog</text:p>
      <text:p text:style-name="Standard"><text:s text:c="4"/>let formatter = Formatter3164 {</text:p>
      <text:p text:style-name="Standard"><text:s text:c="8"/>facility: Facility::LOG_USER,</text:p>
      <text:p text:style-name="Standard"><text:s text:c="8"/>hostname: None,</text:p>
      <text:p text:style-name="Standard"><text:s text:c="8"/>process: "rackbox-fancontroller".into(),</text:p>
      <text:p text:style-name="Standard"><text:s text:c="8"/>pid: 0,</text:p>
      <text:p text:style-name="Standard"><text:s text:c="4"/>};</text:p>
      <text:p text:style-name="Standard"/>
      <text:p text:style-name="Standard"><text:s text:c="4"/>match syslog::unix(formatter) {</text:p>
      <text:p text:style-name="Standard"><text:s text:c="8"/>Ok(mut logger) =&gt; {</text:p>
      <text:p text:style-name="Standard"><text:s text:c="12"/>logger.err(message).expect("Falha ao escrever no syslog");</text:p>
      <text:p text:style-name="Standard"><text:s text:c="8"/>}</text:p>
      <text:p text:style-name="Standard"><text:s text:c="8"/>Err(e) =&gt; eprintln!("Falha ao configurar o syslog: {}", e),</text:p>
      <text:p text:style-name="Standard"><text:s text:c="4"/>}</text:p>
      <text:p text:style-name="Standard">}</text:p>
      <text:p text:style-name="Standard"/>
      <text:p text:style-name="Standard">fn daemonize() {</text:p>
      <text:p text:style-name="Standard"><text:s text:c="4"/>match fork() {</text:p>
      <text:p text:style-name="Standard"><text:s text:c="8"/>Ok(ForkResult::Parent { .. }) =&gt; {</text:p>
      <text:p text:style-name="Standard"><text:s text:c="12"/>process::exit(0);</text:p>
      <text:p text:style-name="Standard"><text:s text:c="8"/>}</text:p>
      <text:p text:style-name="Standard"><text:s text:c="8"/>Ok(ForkResult::Child) =&gt; {</text:p>
      <text:p text:style-name="Standard"><text:s text:c="12"/>// O processo filho continua a execução</text:p>
      <text:p text:style-name="Standard"><text:s text:c="8"/>}</text:p>
      <text:p text:style-name="Standard"><text:soft-page-break/><text:s text:c="8"/>Err(_) =&gt; {</text:p>
      <text:p text:style-name="Standard"><text:s text:c="12"/>eprintln!("Falha ao criar o daemon");</text:p>
      <text:p text:style-name="Standard"><text:s text:c="12"/>process::exit(1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fn main() {</text:p>
      <text:p text:style-name="Standard"><text:s text:c="4"/>daemonize();</text:p>
      <text:p text:style-name="Standard"/>
      <text:p text:style-name="Standard"><text:s text:c="4"/>let gpio = Gpio::new().expect("Falha ao inicializar o GPIO");</text:p>
      <text:p text:style-name="Standard"><text:s text:c="4"/>let mut fan_pin = gpio.get(GPIO_FAN_PIN).unwrap().into_output();</text:p>
      <text:p text:style-name="Standard"/>
      <text:p text:style-name="Standard"><text:s text:c="4"/>log_to_syslog("Serviço de controle do fan iniciado.");</text:p>
      <text:p text:style-name="Standard"/>
      <text:p text:style-name="Standard"><text:s text:c="4"/>loop {</text:p>
      <text:p text:style-name="Standard"><text:s text:c="8"/>let temp = get_cpu_temperature();</text:p>
      <text:p text:style-name="Standard"><text:s text:c="8"/>println!("Temperatura da CPU: {:.1}°C", temp);</text:p>
      <text:p text:style-name="Standard"/>
      <text:p text:style-name="Standard"><text:s text:c="8"/>if temp &gt;= TEMP_MAX &amp;&amp; !fan_pin.is_set_high() {</text:p>
      <text:p text:style-name="Standard"><text:s text:c="12"/>fan_pin.set_high(); // Liga o fan</text:p>
      <text:p text:style-name="Standard"><text:s text:c="12"/>log_to_syslog(&amp;format!("Fan ligado. Temperatura: {:.1}°C", temp));</text:p>
      <text:p text:style-name="Standard"><text:s text:c="8"/>} else if temp &lt;= TEMP_MIN &amp;&amp; fan_pin.is_set_high() {</text:p>
      <text:p text:style-name="Standard"><text:s text:c="12"/>fan_pin.set_low(); // Desliga o fan</text:p>
      <text:p text:style-name="Standard"><text:s text:c="12"/>log_to_syslog(&amp;format!("Fan desligado. Temperatura: {:.1}°C", temp));</text:p>
      <text:p text:style-name="Standard"><text:s text:c="8"/>}</text:p>
      <text:p text:style-name="Standard"/>
      <text:p text:style-name="Standard"><text:s text:c="8"/>thread::sleep(Duration::from_secs(POLL_INTERVAL));</text:p>
      <text:p text:style-name="Standard"><text:s text:c="4"/>}</text:p>
      <text:p text:style-name="Standard">}</text:p>
      <text:p text:style-name="Standard"/>
      <text:p text:style-name="Standard"/>
      <text:h text:style-name="Heading_20_1" text:outline-level="1">2. Compilação do Código</text:h>
      <text:p text:style-name="Standard"/>
      <text:p text:style-name="Standard">Compile o código Rust para gerar o binário:</text:p>
      <text:p text:style-name="Standard"/>
      <text:p text:style-name="Standard"/>
      <text:p text:style-name="Standard">cargo build --release</text:p>
      <text:p text:style-name="Standard"/>
      <text:p text:style-name="Standard"/>
      <text:p text:style-name="Standard">O binário será gerado em `target/release/nome_do_projeto`.</text:p>
      <text:p text:style-name="Standard"/>
      <text:h text:style-name="Heading_20_1" text:outline-level="1">### 3. Configuração do Serviço no Systemd</text:h>
      <text:p text:style-name="Standard"/>
      <text:p text:style-name="Standard">Para gerenciar o daemon como um serviço, você pode criar um arquivo de serviço do systemd.</text:p>
      <text:p text:style-name="Standard"/>
      <text:p text:style-name="Standard">Crie um arquivo de serviço em `/etc/systemd/system/rackbox-fancontroller.service`:</text:p>
      <text:p text:style-name="Standard"/>
      <text:p text:style-name="Standard">ini</text:p>
      <text:p text:style-name="Standard"><text:soft-page-break/>[Unit]</text:p>
      <text:p text:style-name="Standard">Description=Rackbox Fan Controller Service</text:p>
      <text:p text:style-name="Standard">After=network.target</text:p>
      <text:p text:style-name="Standard"/>
      <text:p text:style-name="Standard">[Service]</text:p>
      <text:p text:style-name="Standard">ExecStart=/caminho/para/o/binario/rackbox-fancontroller</text:p>
      <text:p text:style-name="Standard">Restart=always</text:p>
      <text:p text:style-name="Standard">User=root</text:p>
      <text:p text:style-name="Standard">Group=root</text:p>
      <text:p text:style-name="Standard"/>
      <text:p text:style-name="Standard">[Install]</text:p>
      <text:p text:style-name="Standard">WantedBy=multi-user.target</text:p>
      <text:p text:style-name="Standard"/>
      <text:p text:style-name="Standard"/>
      <text:p text:style-name="Standard">Substitua `/caminho/para/o/binario/rackbox-fancontroller` pelo caminho completo para o binário que você compilou.</text:p>
      <text:p text:style-name="Standard"/>
      <text:h text:style-name="Heading_20_1" text:outline-level="1">### 4. Habilitar e Iniciar o Serviço</text:h>
      <text:p text:style-name="Standard"/>
      <text:p text:style-name="Standard">Depois de criar o arquivo de serviço, habilite e inicie o serviço:</text:p>
      <text:p text:style-name="Standard"/>
      <text:p text:style-name="Standard"/>
      <text:p text:style-name="Standard">sudo systemctl daemon-reload</text:p>
      <text:p text:style-name="Standard">sudo systemctl enable rackbox-fancontroller</text:p>
      <text:p text:style-name="Standard">sudo systemctl start rackbox-fancontroller</text:p>
      <text:p text:style-name="Standard"/>
      <text:p text:style-name="Standard"/>
      <text:h text:style-name="Heading_20_1" text:outline-level="1">### 5. Verificação do Serviço</text:h>
      <text:p text:style-name="Standard"/>
      <text:p text:style-name="Standard">Você pode verificar o status do serviço com:</text:p>
      <text:p text:style-name="Standard"/>
      <text:p text:style-name="Standard"/>
      <text:p text:style-name="Standard">sudo systemctl status rackbox-fancontroller</text:p>
      <text:p text:style-name="Standard"/>
      <text:p text:style-name="Standard"/>
      <text:p text:style-name="Standard">E verificar os logs com:</text:p>
      <text:p text:style-name="Standard"/>
      <text:p text:style-name="Standard"/>
      <text:p text:style-name="Standard">journalctl -u rackbox-fancontroller</text:p>
      <text:p text:style-name="Standard"/>
      <text:p text:style-name="Standard"/>
      <text:h text:style-name="Heading_20_1" text:outline-level="1">### Conclusão</text:h>
      <text:p text:style-name="Standard"/>
      <text:p text:style-name="Standard">Agora, o aplicativo está configurado para ser executado como um daemon e gerenciado como um serviço pelo systemd. Ele será iniciado automaticamente na inicialização do sistema e será reiniciado automaticamente em caso de falha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9T12:47:34.331746317</meta:creation-date>
    <dc:date>2025-03-09T12:50:51.339759938</dc:date>
    <meta:editing-duration>PT3M18S</meta:editing-duration>
    <meta:editing-cycles>1</meta:editing-cycles>
    <meta:document-statistic meta:table-count="0" meta:image-count="0" meta:object-count="0" meta:page-count="3" meta:paragraph-count="98" meta:word-count="437" meta:character-count="3671" meta:non-whitespace-character-count="2995"/>
    <meta:generator>LibreOffice/24.2.7.2$Linux_X86_64 LibreOffice_project/420$Build-2</meta:generator>
  </office:meta>
</office:document-meta>
</file>